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UtilsIntegrationTests.setUp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UtilsIntegrationTests.getEmbeddedData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UtilsIntegrationTests.executeSqlScriptContainingSingleQuotesNestedInsideDoubleQu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UtilsIntegrationTests.executeSqlScriptContainingMultiLine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